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amera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IKON CORPORATIO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IKON D60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nses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F-S Nikkor 50mm f/1.8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F-S Nikkor 24-120mm f/4G ED VR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AF-S Nikkor 35mm f/1.8G ED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F-S VR Micro-Nikkor 105mm f/2.8G IF-E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F-S Zoom-Nikkor 14-24mm f/2.8G ED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AF-S Nikkor 70-200mm f/4G ED VR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mage" table:style-name="ta1"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hooting Modes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hutter speed priority A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perture-priority AE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pertures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hutter Spee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/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/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/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/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/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/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/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/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/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/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/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/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/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/3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/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1/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/6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/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/1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/1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/1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/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1/2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/3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/4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/5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/6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/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/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/1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/1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/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/25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/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/4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cal Length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14.0 mm (35 mm equivalent: 14.0 mm)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16.0 mm (35 mm equivalent: 16.0 mm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.0 mm (35 mm equivalent: 18.0 mm)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.0 mm (35 mm equivalent: 19.0 mm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.0 mm (35 mm equivalent: 20.0 mm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4.0 mm (35 mm equivalent: 24.0 mm)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8.0 mm (35 mm equivalent: 28.0 mm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.0 mm (35 mm equivalent: 30.0 mm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.0 mm (35 mm equivalent: 34.0 m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5.0 mm (35 mm equivalent: 35.0 mm)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48.0 mm (35 mm equivalent: 48.0 mm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.0 mm (35 mm equivalent: 50.0 mm)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70.0 mm (35 mm equivalent: 70.0 mm)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85.0 mm (35 mm equivalent: 85.0 mm)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86.0 mm (35 mm equivalent: 86.0 mm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02.0 mm (35 mm equivalent: 102.0 mm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5.0 mm (35 mm equivalent: 105.0 m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12.0 mm (35 mm equivalent: 112.0 mm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.0 mm (35 mm equivalent: 120.0 mm)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35.0 mm (35 mm equivalent: 135.0 mm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.0 mm (35 mm equivalent: 200.0 mm)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104848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00:41:54.541547</meta:creation-date>
    <dc:date>2022-04-11T00:44:29.855000000</dc:date>
    <meta:generator>LibreOffice/7.1.5.2$Windows_X86_64 LibreOffice_project/85f04e9f809797b8199d13c421bd8a2b025d52b5</meta:generator>
    <meta:editing-cycles>2</meta:editing-cycles>
    <dc:creator>David </dc:creator>
    <meta:editing-duration>PT19S</meta:editing-duration>
    <meta:document-statistic meta:table-count="2" meta:cell-count="204" meta:object-count="0"/>
  </office:meta>
</office:document-meta>
</file>